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96cm" svg:height="0.806cm" svg:x="1.323cm" svg:y="4.613cm">
          <draw:text-box>
            <text:p text:style-name="P1">Verktøy | Versjon | Test-ID | Testet-av (LDAP) | test-dato | test-resultat | kommentar |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4-11T15:21:06</meta:creation-date>
    <dc:date>2014-04-11T15:40:33</dc:date>
    <dc:creator>Jo Asplin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